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4.977cm" fo:margin-left="0.009cm" fo:margin-top="0cm" fo:margin-bottom="0cm" table:align="left" style:writing-mode="lr-tb"/>
    </style:style>
    <style:style style:name="Table1.A" style:family="table-column">
      <style:table-column-properties style:column-width="3.351cm"/>
    </style:style>
    <style:style style:name="Table1.B" style:family="table-column">
      <style:table-column-properties style:column-width="6.96cm"/>
    </style:style>
    <style:style style:name="Table1.C" style:family="table-column">
      <style:table-column-properties style:column-width="4.665cm"/>
    </style:style>
    <style:style style:name="Table1.1" style:family="table-row">
      <style:table-row-properties style:min-row-height="0.49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min-row-height="0.464cm" fo:keep-together="auto"/>
    </style:style>
    <style:style style:name="Table2" style:family="table">
      <style:table-properties style:width="14.942cm" fo:margin-left="0.009cm" fo:margin-top="0cm" fo:margin-bottom="0cm" table:align="left" style:writing-mode="lr-tb"/>
    </style:style>
    <style:style style:name="Table2.A" style:family="table-column">
      <style:table-column-properties style:column-width="3.584cm"/>
    </style:style>
    <style:style style:name="Table2.B" style:family="table-column">
      <style:table-column-properties style:column-width="6.705cm"/>
    </style:style>
    <style:style style:name="Table2.C" style:family="table-column">
      <style:table-column-properties style:column-width="4.653cm"/>
    </style:style>
    <style:style style:name="Table2.1" style:family="table-row">
      <style:table-row-properties style:min-row-height="0.455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0.422cm" fo:keep-together="auto"/>
    </style:style>
    <style:style style:name="Table3" style:family="table">
      <style:table-properties style:width="14.995cm" fo:margin-left="0.009cm" fo:margin-top="0cm" fo:margin-bottom="0cm" table:align="left" style:writing-mode="page"/>
    </style:style>
    <style:style style:name="Table3.A" style:family="table-column">
      <style:table-column-properties style:column-width="0.866cm"/>
    </style:style>
    <style:style style:name="Table3.B" style:family="table-column">
      <style:table-column-properties style:column-width="3.625cm"/>
    </style:style>
    <style:style style:name="Table3.C" style:family="table-column">
      <style:table-column-properties style:column-width="5.181cm"/>
    </style:style>
    <style:style style:name="Table3.D" style:family="table-column">
      <style:table-column-properties style:column-width="5.322cm"/>
    </style:style>
    <style:style style:name="Table3.1" style:family="table-row">
      <style:table-row-properties style:min-row-height="0.527cm" fo:keep-together="auto"/>
    </style:style>
    <style:style style:name="Table3.A1" style:family="table-cell">
      <style:table-cell-properties style:vertical-align="bottom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style:vertical-align="bottom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2" style:family="table-row">
      <style:table-row-properties style:min-row-height="2.933cm" fo:keep-together="auto"/>
    </style:style>
    <style:style style:name="Table3.A2" style:family="table-cell">
      <style:table-cell-properties style:vertical-align="bottom"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3" style:family="table-row">
      <style:table-row-properties style:min-row-height="2.053cm" fo:keep-together="auto"/>
    </style:style>
    <style:style style:name="Table3.C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4" style:family="table-row">
      <style:table-row-properties style:min-row-height="2.127cm" fo:keep-together="auto"/>
    </style:style>
    <style:style style:name="Table3.C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5" style:family="table-row">
      <style:table-row-properties style:min-row-height="1.725cm" fo:keep-together="auto"/>
    </style:style>
    <style:style style:name="Table3.C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C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style:min-row-height="2.494cm" fo:keep-together="auto"/>
    </style:style>
    <style:style style:name="Table3.C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5.05cm" fo:margin-left="0.009cm" fo:margin-top="0cm" fo:margin-bottom="0cm" table:align="left" style:writing-mode="lr-tb"/>
    </style:style>
    <style:style style:name="Table5.A" style:family="table-column">
      <style:table-column-properties style:column-width="15.05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3.658cm"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paragraph-properties fo:text-align="start" style:justify-single-word="false"/>
      <style:text-properties fo:language="es" fo:country="ES"/>
    </style:style>
    <style:style style:name="P12" style:family="paragraph" style:parent-style-name="Standard">
      <style:paragraph-properties fo:margin-top="0cm" fo:margin-bottom="0.423cm" style:contextual-spacing="false" fo:line-height="150%"/>
      <style:text-properties fo:language="es" fo:country="ES"/>
    </style:style>
    <style:style style:name="P13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8f2d2" officeooo:paragraph-rsid="0018f2d2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s" fo:country="ES" officeooo:rsid="001957de" officeooo:paragraph-rsid="001957de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rsid="001957de" officeooo:paragraph-rsid="001957de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officeooo:rsid="0018f2d2" officeooo:paragraph-rsid="0018f2d2" style:letter-kerning="false" style:font-name-asian="Times New Roman1" style:font-name-complex="Calibri1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officeooo:rsid="001957de" officeooo:paragraph-rsid="001957de" style:letter-kerning="false" style:font-name-asian="Times New Roman1" style:font-name-complex="Calibri1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8f2d2" officeooo:paragraph-rsid="0018f2d2" style:letter-kerning="false" style:font-name-asian="Times New Roman1" style:font-name-complex="Calibri1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alibri" fo:language="es" fo:country="ES" officeooo:rsid="001957de" officeooo:paragraph-rsid="001957de" style:letter-kerning="false" style:font-name-asian="Times New Roman1" style:font-name-complex="Calibri1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bold" style:letter-kerning="false" style:font-name-asian="Times New Roman1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letter-kerning="false" style:font-name-asian="Times New Roman1" style:font-name-complex="Calibri1"/>
    </style:style>
    <style:style style:name="T8" style:family="text"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T9" style:family="text">
      <style:text-properties fo:color="#808080" loext:opacity="100%" fo:language="es" fo:country="ES" style:font-name-complex="Calibri1">
        <loext:char-complex-color loext:theme-type="light1" loext:color-type="theme">
          <loext:transformation loext:type="shade" loext:value="4980"/>
        </loext:char-complex-color>
      </style:text-properties>
    </style:style>
    <style:style style:name="T10" style:family="text">
      <style:text-properties officeooo:rsid="001957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 loext:marker-style-name="T2"><text:span text:style-name="T2">Informe</text:span><text:span text:style-name="T2"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" loext:marker-style-name="T1"><text:span text:style-name="T2">Evaluador</text:span><text:span text:style-name="T2"/></text:p>
          </table:table-cell>
          <table:covered-table-cell/>
          <table:table-cell table:style-name="Table1.A1" office:value-type="string">
            <text:p text:style-name="P1" loext:marker-style-name="T2"><text:span text:style-name="T2">Fecha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Nombre</text:span><text:span text:style-name="T1"/></text:p>
          </table:table-cell>
          <table:table-cell table:style-name="Table1.A1" office:value-type="string">
            <text:p text:style-name="P16" loext:marker-style-name="T1">Raúl </text:p>
          </table:table-cell>
          <table:table-cell table:style-name="Table1.A1" table:number-rows-spanned="2" office:value-type="string">
            <text:p text:style-name="P17" loext:marker-style-name="T1">15/11/2023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1">Apellidos</text:span><text:span text:style-name="T1"/></text:p>
          </table:table-cell>
          <table:table-cell table:style-name="Table1.A1" office:value-type="string">
            <text:p text:style-name="P16" loext:marker-style-name="T1">Gómez Sanz</text:p>
          </table:table-cell>
          <table:covered-table-cell table:style-name="Table1.A1"/>
        </table:table-row>
      </table:table>
      <text:p text:style-name="P10" loext:marker-style-name="T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" loext:marker-style-name="T2"><text:span text:style-name="T2">Datos del diseñador de la estructura de clases</text:span><text:span text:style-name="T2"/></text:p>
          </table:table-cell>
          <table:covered-table-cell/>
          <table:table-cell table:style-name="Table2.A1" office:value-type="string">
            <text:p text:style-name="P1" loext:marker-style-name="T2"><text:span text:style-name="T2">Calificación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1"><text:span text:style-name="T1">Nombre</text:span><text:span text:style-name="T1"/></text:p>
          </table:table-cell>
          <table:table-cell table:style-name="Table2.A1" office:value-type="string">
            <text:p text:style-name="P16" loext:marker-style-name="T1"><text:span text:style-name="T10">Ó</text:span>scar </text:p>
          </table:table-cell>
          <table:table-cell table:style-name="Table2.A1" table:number-rows-spanned="2" office:value-type="string">
            <text:p text:style-name="P5" loext:marker-style-name="T1"/>
          </table:table-cell>
        </table:table-row>
        <table:table-row table:style-name="Table2.3">
          <table:table-cell table:style-name="Table2.A1" office:value-type="string">
            <text:p text:style-name="P1" loext:marker-style-name="T1"><text:span text:style-name="T1">Apellidos</text:span><text:span text:style-name="T1"/></text:p>
          </table:table-cell>
          <table:table-cell table:style-name="Table2.A1" office:value-type="string">
            <text:p text:style-name="P16" loext:marker-style-name="T1">Noguer<text:span text:style-name="T10">o</text:span> </text:p>
          </table:table-cell>
          <table:covered-table-cell table:style-name="Table2.A1"/>
        </table:table-row>
      </table:table>
      <text:p text:style-name="P11" loext:marker-style-name="T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 loext:marker-style-name="T5"><text:span text:style-name="T4">ID </text:span><text:span text:style-name="T5"/></text:p>
          </table:table-cell>
          <table:table-cell table:style-name="Table3.B1" office:value-type="string">
            <text:p text:style-name="P19" loext:marker-style-name="T5"><text:span text:style-name="T4">Criterio</text:span><text:span text:style-name="T5"/></text:p>
          </table:table-cell>
          <table:table-cell table:style-name="Table3.C1" office:value-type="string">
            <text:p text:style-name="P19" loext:marker-style-name="T5"><text:span text:style-name="T5">Calificación del apartado (0-&gt;4)</text:span><text:span text:style-name="T5"/></text:p>
          </table:table-cell>
          <table:table-cell table:style-name="Table3.D1" office:value-type="string">
            <text:p text:style-name="P19" loext:marker-style-name="T5"><text:span text:style-name="T5">Observaciones</text:span><text:span text:style-name="T5"/></text:p>
          </table:table-cell>
        </table:table-row>
        <table:table-row table:style-name="Table3.2">
          <table:table-cell table:style-name="Table3.A2" office:value-type="string">
            <text:p text:style-name="P19" loext:marker-style-name="T5"><text:span text:style-name="T4">1</text:span><text:span text:style-name="T5"/></text:p>
          </table:table-cell>
          <table:table-cell table:style-name="Table3.B2" office:value-type="string">
            <text:p text:style-name="P19" loext:marker-style-name="T7"><text:span text:style-name="T6">Aspecto funcional</text:span><text:span text:style-name="T7"/></text:p>
          </table:table-cell>
          <table:table-cell table:style-name="Table3.C2" office:value-type="string">
            <text:p text:style-name="P20" loext:marker-style-name="T7">3.8</text:p>
          </table:table-cell>
          <table:table-cell table:style-name="Table3.D2" office:value-type="string">
            <text:p text:style-name="P20" loext:marker-style-name="T7">Falta guiado y finalicacion del programa. Imprime ticket pero no permite “pago”. Falta boton limpieza total de ticket. <text:s/></text:p>
          </table:table-cell>
        </table:table-row>
        <table:table-row table:style-name="Table3.3">
          <table:table-cell table:style-name="Table3.A2" office:value-type="string">
            <text:p text:style-name="P19" loext:marker-style-name="T5"><text:span text:style-name="T4">2</text:span><text:span text:style-name="T5"/></text:p>
          </table:table-cell>
          <table:table-cell table:style-name="Table3.B2" office:value-type="string">
            <text:p text:style-name="P19" loext:marker-style-name="T7"><text:span text:style-name="T6">Aspecto estético</text:span><text:span text:style-name="T7"/></text:p>
          </table:table-cell>
          <table:table-cell table:style-name="Table3.C3" office:value-type="string">
            <text:p text:style-name="P20" loext:marker-style-name="T7">3</text:p>
          </table:table-cell>
          <table:table-cell table:style-name="Table3.D3" office:value-type="string">
            <text:p text:style-name="P20" loext:marker-style-name="T7">Usa la interfaz html plano consola.</text:p>
            <text:p text:style-name="P20" loext:marker-style-name="T7">Botones suma resta estan invertidos (a mi gusto. </text:p>
            <text:p text:style-name="P20" loext:marker-style-name="T7">La bajada de nota por no ceñirse.</text:p>
            <text:p text:style-name="P20" loext:marker-style-name="T7"/>
          </table:table-cell>
        </table:table-row>
        <table:table-row table:style-name="Table3.4">
          <table:table-cell table:style-name="Table3.A2" office:value-type="string">
            <text:p text:style-name="P19" loext:marker-style-name="T5"><text:span text:style-name="T4">3</text:span><text:span text:style-name="T5"/></text:p>
          </table:table-cell>
          <table:table-cell table:style-name="Table3.B2" office:value-type="string">
            <text:p text:style-name="P19" loext:marker-style-name="T8"><text:span text:style-name="T6">Documentación</text:span><text:span text:style-name="T8"/></text:p>
          </table:table-cell>
          <table:table-cell table:style-name="Table3.C4" office:value-type="string">
            <text:p text:style-name="P22" loext:marker-style-name="T8">4</text:p>
          </table:table-cell>
          <table:table-cell table:style-name="Table3.D4" office:value-type="string">
            <text:p text:style-name="P22" loext:marker-style-name="T8">Mejora: ordenar en carpetas. Nombre “docs”</text:p>
          </table:table-cell>
        </table:table-row>
        <table:table-row table:style-name="Table3.5">
          <table:table-cell table:style-name="Table3.A2" office:value-type="string">
            <text:p text:style-name="P19" loext:marker-style-name="T5"><text:span text:style-name="T4">4</text:span><text:span text:style-name="T5"/></text:p>
          </table:table-cell>
          <table:table-cell table:style-name="Table3.B2" office:value-type="string">
            <text:p text:style-name="P19" loext:marker-style-name="T8"><text:span text:style-name="T6">Estructura de Clases</text:span></text:p>
          </table:table-cell>
          <table:table-cell table:style-name="Table3.C5" office:value-type="string">
            <text:p text:style-name="P23" loext:marker-style-name="T8">4</text:p>
          </table:table-cell>
          <table:table-cell table:style-name="Table3.D5" office:value-type="string">
            <text:p text:style-name="P23" loext:marker-style-name="T8">Buen uso de las clases. Override de metodos util. </text:p>
            <text:p text:style-name="P23" loext:marker-style-name="T8">Cambio nombre alimento por porducto luego en el codigo ousa producto</text:p>
          </table:table-cell>
        </table:table-row>
        <table:table-row table:style-name="Table3.5">
          <table:table-cell table:style-name="Table3.A2" office:value-type="string">
            <text:p text:style-name="P19" loext:marker-style-name="T5"><text:span text:style-name="T4">5</text:span><text:span text:style-name="T5"/></text:p>
          </table:table-cell>
          <table:table-cell table:style-name="Table3.B2" office:value-type="string">
            <text:p text:style-name="P19" loext:marker-style-name="T7"><text:span text:style-name="T6">Formato código</text:span><text:span text:style-name="T7"/></text:p>
          </table:table-cell>
          <table:table-cell table:style-name="Table3.C6" office:value-type="string">
            <text:p text:style-name="P21" loext:marker-style-name="T7">4</text:p>
          </table:table-cell>
          <table:table-cell table:style-name="Table3.D6" office:value-type="string">
            <text:p text:style-name="P21" loext:marker-style-name="T7">Buen uso de las funciones. Quiza sobre comentado. Por quejarme de algo.</text:p>
            <text:p text:style-name="P21" loext:marker-style-name="T7"/>
          </table:table-cell>
        </table:table-row>
        <table:table-row table:style-name="Table3.7">
          <table:table-cell table:style-name="Table3.A2" office:value-type="string">
            <text:p text:style-name="P19" loext:marker-style-name="T5"><text:span text:style-name="T4">6</text:span><text:span text:style-name="T5"/></text:p>
          </table:table-cell>
          <table:table-cell table:style-name="Table3.B2" office:value-type="string">
            <text:p text:style-name="P19" loext:marker-style-name="T8"><text:span text:style-name="T6">Bases de JS</text:span></text:p>
          </table:table-cell>
          <table:table-cell table:style-name="Table3.C7" office:value-type="string">
            <text:p text:style-name="P23" loext:marker-style-name="T8">4</text:p>
          </table:table-cell>
          <table:table-cell table:style-name="Table3.D7" office:value-type="string">
            <text:p text:style-name="P23" loext:marker-style-name="T8">Buen uso. Quiza control de tipos de variables. </text:p>
          </table:table-cell>
        </table:table-row>
      </table:table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 loext:marker-style-name="T2"><text:span text:style-name="T2">Observaciones adicionales</text:span><text:span text:style-name="T2"/></text:p>
          </table:table-cell>
        </table:table-row>
        <table:table-row table:style-name="Table5.2">
          <table:table-cell table:style-name="Table5.A1" office:value-type="string">
            <text:p text:style-name="P18" loext:marker-style-name="T1">Haciendo un uso sobresolicitado con uso interfaz de html para la intro de datos. El programa esta bien estructura. Quiza el menos comprensible els mostrar menu. </text:p>
          </table:table-cell>
        </table:table-row>
      </table:table>
      <text:p text:style-name="P1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language="es" fo:country="ES" fo:font-weight="bold" style:font-size-asian="28pt" style:font-weight-asian="bold" style:font-size-complex="28pt" style:font-weight-complex="bold">
        <loext:char-complex-color loext:theme-type="accent2" loext:color-type="theme"/>
      </style:text-properties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_20__28_WW_29_" loext:linked-style-name="Header"/>
    <style:style style:name="Pie_20_de_20_página_20_Car" style:display-name="Pie de página Car" style:family="text" style:parent-style-name="Default_20_Paragraph_20_Font_20__28_WW_29_" loext:linked-style-name="Footer"/>
    <style:style style:name="Texto_20_independiente_20_Car" style:display-name="Texto independiente Car" style:family="text" style:parent-style-name="Default_20_Paragraph_20_Font_20__28_WW_29_"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language="es" fo:country="ES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F" style:font-family-generic-complex="system" style:font-pitch-complex="variable" style:font-size-complex="28pt" style:font-weight-complex="bold">
        <loext:char-complex-color loext:theme-type="accent2" loext:color-type="theme"/>
      </style:text-properties>
    </style:style>
    <style:style style:name="Título_20_2_20_Car" style:display-name="Título 2 C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F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F" style:font-family-generic-complex="system" style:font-pitch-complex="variable" style:font-size-complex="12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ítulo_20_4_20_Car" style:display-name="Título 4 C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F" style:font-family-generic-complex="system" style:font-pitch-complex="variable" style:font-style-complex="normal">
        <loext:char-complex-color loext:theme-type="accent3" loext:color-type="theme">
          <loext:transformation loext:type="shade" loext:value="4980"/>
        </loext:char-complex-color>
      </style:text-properties>
    </style:style>
    <style:style style:name="EstiloParrafo_20_Car" style:display-name="EstiloParrafo Car" style:family="text" style:parent-style-name="Default_20_Paragraph_20_Font_20__28_WW_29_" loext:linked-style-name="EstiloParrafo">
      <style:text-properties fo:color="#000000" loext:opacity="100%">
        <loext:char-complex-color loext:theme-type="dark1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4" style:family="table">
      <style:table-properties style:width="15.182cm" fo:margin-left="0cm" fo:margin-top="0cm" fo:margin-bottom="0cm" table:align="left" style:writing-mode="lr-tb"/>
    </style:style>
    <style:style style:name="Table4.A" style:family="table-column">
      <style:table-column-properties style:column-width="8.742cm"/>
    </style:style>
    <style:style style:name="Table4.B" style:family="table-column">
      <style:table-column-properties style:column-width="6.438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language="es" fo:country="ES" style:font-name-complex="Calibri1">
        <loext:char-complex-color loext:theme-type="light1" loext:color-type="theme">
          <loext:transformation loext:type="shade" loext:value="4980"/>
        </loext:char-complex-color>
      </style:text-properties>
    </style:style>
    <style:style style:name="MT2" style:family="text">
      <style:text-properties fo:language="es" fo:country="ES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 loext:marker-style-name="MT1"><text:span text:style-name="MT1">Unidad 2: Bases de JS</text:span><text:span text:style-name="MT1"/></text:p>
              <text:p text:style-name="MP1" loext:marker-style-name="MT1"><text:span text:style-name="MT1">Desarrollo Web en Entorno Cliente</text:span><text:span text:style-name="MT1"/></text:p>
            </table:table-cell>
            <table:table-cell table:style-name="Table4.A1" office:value-type="string">
              <text:p text:style-name="MP2" loext:marker-style-name="MT2"><text:span text:style-name="MT1">Alejandro Almazán Román</text:span><text:span text:style-name="MT1"/>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jandro Almazan</meta:initial-creator>
    <dc:creator>Raúl Gómez</dc:creator>
    <meta:editing-cycles>5</meta:editing-cycles>
    <meta:creation-date>2023-11-14T13:20:00</meta:creation-date>
    <dc:date>2023-11-15T14:16:10.433000000</dc:date>
    <meta:editing-duration>PT29M53S</meta:editing-duration>
    <meta:generator>LibreOffice/7.6.2.1$Windows_X86_64 LibreOffice_project/56f7684011345957bbf33a7ee678afaf4d2ba333</meta:generator>
    <meta:document-statistic meta:table-count="5" meta:image-count="0" meta:object-count="0" meta:page-count="2" meta:paragraph-count="51" meta:word-count="181" meta:character-count="1088" meta:non-whitespace-character-count="948"/>
    <meta:user-defined meta:name="AppVersion">16.0000</meta:user-defined>
    <meta:template xlink:type="simple" xlink:actuate="onRequest" xlink:title="Normal.dotm" xlink:href=""/>
  </office:meta>
</office:document-meta>
</file>